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Source Code Pro Light" svg:font-family="'Source Code Pro Light'" style:font-pitch="fixed"/>
    <style:font-face style:name="Source Code Pro Medium" svg:font-family="'Source Code Pro Medium'" style:font-pitch="fixed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ource Code Pro Light" officeooo:rsid="000fb240" officeooo:paragraph-rsid="000fb240"/>
    </style:style>
    <style:style style:name="P2" style:family="paragraph" style:parent-style-name="Standard">
      <style:text-properties style:font-name="Source Code Pro Light" fo:font-weight="bold" officeooo:rsid="000fb240" officeooo:paragraph-rsid="000fb240" style:font-weight-asian="bold" style:font-weight-complex="bold"/>
    </style:style>
    <style:style style:name="P3" style:family="paragraph">
      <style:text-properties style:font-name="Source Code Pro Light" fo:font-size="12pt"/>
    </style:style>
    <style:style style:name="P4" style:family="paragraph">
      <style:text-properties style:font-name="Source Code Pro Light" fo:font-size="8pt" style:font-size-asian="8pt" style:font-size-complex="8pt"/>
    </style:style>
    <style:style style:name="P5" style:family="paragraph">
      <style:text-properties style:font-name="Source Code Pro Light" fo:font-size="12pt" fo:font-weight="bold" style:font-weight-asian="bold" style:font-weight-complex="bold"/>
    </style:style>
    <style:style style:name="P6" style:family="paragraph">
      <style:text-properties style:font-name="Source Code Pro Light" fo:font-size="12pt" style:font-weight-asian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Source Code Pro Medium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Source Code Pro Light" fo:font-size="16pt" style:font-size-asian="16pt" style:font-size-complex="16pt"/>
    </style:style>
    <style:style style:name="T4" style:family="text">
      <style:text-properties style:font-name="Source Code Pro Light" fo:font-size="14pt" style:font-size-asian="14pt" style:font-size-complex="14pt"/>
    </style:style>
    <style:style style:name="T5" style:family="text">
      <style:text-properties style:font-name="Source Code Pro Light" fo:font-size="8pt" style:font-size-asian="8pt" style:font-size-complex="8pt"/>
    </style:style>
    <style:style style:name="T6" style:family="text">
      <style:text-properties style:font-name="Source Code Pro Medium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Source Code Pro Light" fo:font-size="12pt"/>
    </style:style>
    <style:style style:name="T8" style:family="text">
      <style:text-properties style:font-name="Source Code Pro Light" fo:font-size="12pt" fo:font-weight="bold" style:font-weight-asian="bold" style:font-weight-complex="bold"/>
    </style:style>
    <style:style style:name="T9" style:family="text">
      <style:text-properties style:font-name="Source Code Pro Light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Source Code Pro Light" fo:font-size="8pt" fo:font-weight="bold" style:font-size-asian="8pt" style:font-weight-asian="bold" style:font-size-complex="8pt" style:font-weight-complex="bold"/>
    </style:style>
    <style:style style:name="T11" style:family="text">
      <style:text-properties style:font-name="Source Code Pro Light" fo:font-size="12pt" style:font-size-asian="12pt" style:font-size-complex="12pt"/>
    </style:style>
    <style:style style:name="T12" style:family="text">
      <style:text-properties style:font-name="Source Code Pro Medium" fo:font-size="14pt" style:font-size-asian="14pt" style:font-size-complex="1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12pt" style:font-size-asian="12pt" style:font-size-complex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7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9.2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4.8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2.8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style-name="gr1" draw:text-style-name="P3" svg:width="8.18cm" svg:height="1.773cm" svg:x="-0.051cm" svg:y="0.028cm"><draw:text-box><text:p text:style-name="P3"><text:span text:style-name="T2">THOMAS LENTALI</text:span> <text:s text:c="4"/><text:span text:style-name="T3">DATA SCIENTIST</text:span><text:span text:style-name="T4"> </text:span><text:s text:c="4"/></text:p></draw:text-box></draw:frame><draw:frame text:anchor-type="paragraph" draw:z-index="1" draw:style-name="gr2" draw:text-style-name="P4" svg:width="4.446cm" svg:height="1.428cm" svg:x="14.792cm" svg:y="0.531cm"><draw:text-box><text:p><text:span text:style-name="T5">06 16 24 58 68</text:span></text:p><text:p><text:span text:style-name="T5"/></text:p><text:p><text:span text:style-name="T5">thomas.lentali@gmail.com</text:span></text:p><text:p><text:span text:style-name="T5"/></text:p></draw:text-box></draw:frame></text:p>
      <text:p text:style-name="P1"/>
      <text:p text:style-name="P1"/>
      <text:p text:style-name="P1"/>
      <text:p text:style-name="P1"><draw:frame text:anchor-type="paragraph" draw:z-index="2" draw:style-name="gr3" draw:text-style-name="P5" svg:width="19.777cm" svg:height="16.271cm" svg:x="-0.078cm" svg:y="0.041cm"><draw:text-box><text:p><text:span text:style-name="T6">EXPERIENCE</text:span></text:p><text:p><text:span text:style-name="T7"/></text:p><text:p><text:span text:style-name="T8">2016-03, present</text:span></text:p><text:p><text:span text:style-name="T8"/></text:p><text:p><text:span text:style-name="T8"><text:s text:c="2"/></text:span><text:span text:style-name="T9">CDISCOUNT B</text:span><text:span text:style-name="T10">ordeaux, France</text:span></text:p><text:p><text:span text:style-name="T7"><text:s text:c="4"/></text:span><text:span text:style-name="T7">- Advisor datascientist <text:s text:c="31"/></text:span><text:span text:style-name="T5">[2018-10, now[</text:span></text:p><text:p><text:span text:style-name="T7"><text:s text:c="6"/></text:span><text:span text:style-name="T5">My mission consist to bring data driven solutions in Cdiscount intern services in a short period of time :</text:span></text:p><text:p><text:span text:style-name="T5"><text:s text:c="9"/></text:span><text:span text:style-name="T5">Currently using data mining, clustering, classification algorithms</text:span></text:p><text:p><text:span text:style-name="T7"/></text:p><text:p><text:span text:style-name="T7"><text:s text:c="4"/></text:span><text:span text:style-name="T7">- Search engine datascientist <text:s text:c="25"/></text:span><text:span text:style-name="T5">[2016-10, 2018-09]</text:span></text:p><text:p><text:span text:style-name="T7"><text:s text:c="6"/></text:span><text:span text:style-name="T5">Development and deployment in production of machine learning algorithms and data analysis <text:s text:c="27"/>applied to (at least):</text:span></text:p><text:p><text:span text:style-name="T5"><text:s text:c="9"/></text:span><text:span text:style-name="T5">- Search engine relevance</text:span></text:p><text:p><text:span text:style-name="T5"><text:s text:c="9"/></text:span><text:span text:style-name="T5">- Recommendation engine</text:span></text:p><text:p><text:span text:style-name="T5"><text:s text:c="9"/></text:span><text:span text:style-name="T5">- Algorithms evaluation (A/B testing)</text:span></text:p><text:p><text:span text:style-name="T5"><text:s text:c="9"/></text:span><text:span text:style-name="T5">- Focus on website's KPI improvment</text:span></text:p><text:p><text:span text:style-name="T5"><text:s text:c="9"/></text:span><text:span text:style-name="T5">- Python development (Scikit-learn, Numpy, Scipy, Pandas, Luigi etc)</text:span></text:p><text:p><text:span text:style-name="T5"><text:s text:c="9"/></text:span><text:span text:style-name="T5">- Hadoop Hive &amp; SQL Databases</text:span></text:p><text:p><text:span text:style-name="T7"/></text:p><text:p><text:span text:style-name="T7"><text:s text:c="4"/></text:span><text:span text:style-name="T7">- Datascientist intern <text:s text:c="32"/></text:span><text:span text:style-name="T5">[2016-03, 2016-09]</text:span></text:p><text:p><text:span text:style-name="T7"><text:s text:c="6"/></text:span><text:span text:style-name="T5">Machine learning implementation and statistical analysis used to improv the relevence of the <text:s text:c="24"/>Cdiscount.com search engine :</text:span></text:p><text:p><text:span text:style-name="T5"><text:s text:c="9"/></text:span><text:span text:style-name="T5">- Marketing targeting : client behavioral analysis and proof of concept personnalisation client <text:s text:c="23"/>(classification and clustering)</text:span></text:p><text:p><text:span text:style-name="T5"><text:s text:c="9"/></text:span><text:span text:style-name="T5">- Geographical data : purchase forecasting by geographic zone</text:span></text:p><text:p><text:span text:style-name="T5"><text:s text:c="9"/></text:span><text:span text:style-name="T5">- Data analysis : using INSEE databases, implementation and developement of geocoding tool</text:span></text:p><text:p><text:span text:style-name="T5"><text:s text:c="9"/></text:span><text:span text:style-name="T5">- Intern innovation contest : forcasting system of product storage allowing express delivery</text:span></text:p><text:p><text:span text:style-name="T7"/></text:p><text:p><text:span text:style-name="T7"/></text:p><text:p><text:span text:style-name="T8">2015-07, 2015-09</text:span></text:p><text:p><text:span text:style-name="T7"/></text:p><text:p><text:span text:style-name="T7"><text:s text:c="2"/></text:span><text:span text:style-name="T8">CARTEGIE </text:span><text:span text:style-name="T9">B</text:span><text:span text:style-name="T10">ordeaux, France</text:span></text:p><text:p><text:span text:style-name="T7"><text:s text:c="4"/></text:span><text:span text:style-name="T5">- </text:span><text:span text:style-name="T11">Datascientist intern <text:s text:c="33"/></text:span><text:span text:style-name="T5">[2015-07, 2015-09]</text:span></text:p><text:p><text:span text:style-name="T5"><text:s text:c="8"/></text:span><text:span text:style-name="T5">Sourcing, implementation and development of machine learning tools :</text:span></text:p><text:p><text:span text:style-name="T5"><text:s text:c="8"/></text:span><text:span text:style-name="T5">Mainly using classification multiclass with Python, Scala, Apache Spark </text:span></text:p><text:p><text:span text:style-name="T5"/></text:p></draw:text-box></draw:frame></text:p>
      <text:p text:style-name="P1"/>
      <text:p text:style-name="P1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" draw:style-name="gr4" draw:text-style-name="P5" svg:width="19.792cm" svg:height="4.869cm" svg:x="-0.162cm" svg:y="0.455cm"><draw:text-box><text:p text:style-name="P5"><text:span text:style-name="T12">EDUCATION</text:span></text:p><text:p text:style-name="P6"/><text:p text:style-name="P3"><text:s text:c="2"/>- <text:span text:style-name="T13">MSC APPLIED MATHEMATICS </text:span><text:span text:style-name="T14">from Bordeaux University, France <text:s text:c="13"/>[2914-09, 2016=07]</text:span></text:p><text:p text:style-name="P3"><text:s text:c="4"/><text:span text:style-name="T1">machine learning, data analysis, optimization, operation research</text:span></text:p><text:p text:style-name="P3"><text:s text:c="2"/>- <text:span text:style-name="T13">BSC APPLIED MATHEMATICS </text:span><text:span text:style-name="T14">from Toulon University, France <text:s text:c="15"/>[2911—09, 2012-07]</text:span></text:p><text:p text:style-name="P3"><text:s text:c="4"/><text:span text:style-name="T1">statistics, probability, decision theory</text:span></text:p><text:p text:style-name="P3"><text:s text:c="2"/>- <text:span text:style-name="T13">BSC PURE MATHEMATICS </text:span><text:span text:style-name="T14">from Toulon University, France <text:s text:c="20"/>[2008-09, 2011-07]</text:span></text:p><text:p text:style-name="P3"><text:s text:c="4"/><text:span text:style-name="T1">algebra, analysis, geometry, graph theor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" draw:style-name="gr5" draw:text-style-name="P5" svg:width="19.051cm" svg:height="2.841cm" svg:x="-0.162cm" svg:y="0.42cm"><draw:text-box><text:p text:style-name="P5"><text:span text:style-name="T6">SKILLS</text:span></text:p><text:p text:style-name="P5"><text:span text:style-name="T6"/></text:p><text:p text:style-name="P3"><text:s text:c="2"/>- <text:span text:style-name="T15">human speaking : </text:span><text:span text:style-name="T1">english, french</text:span></text:p><text:p text:style-name="P3"><text:span text:style-name="T15"><text:s text:c="2"/></text:span><text:span text:style-name="T15">- machine speaking : </text:span><text:span text:style-name="T1">python, sql/hive, c/c++, bash, git, scala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Source Code Pro Light" svg:font-family="'Source Code Pro Light'" style:font-pitch="fixed"/>
    <style:font-face style:name="Source Code Pro Medium" svg:font-family="'Source Code Pro Medium'" style:font-pitch="fixed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046cm" fo:margin-left="0.847cm" fo:margin-right="0.94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8-11-06T22:52:39.580391736</meta:creation-date>
    <dc:date>2018-11-07T01:30:04.445695867</dc:date>
    <dc:creator>Thomas </dc:creator>
    <meta:editing-duration>PT2H31M9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